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1494f3" officeooo:paragraph-rsid="001494f3"/>
    </style:style>
    <style:style style:name="P8" style:family="paragraph" style:parent-style-name="Standard">
      <style:paragraph-properties fo:break-before="page"/>
      <style:text-properties officeooo:rsid="0013f662" officeooo:paragraph-rsid="0013f662"/>
    </style:style>
    <style:style style:name="T1" style:family="text">
      <style:text-properties officeooo:rsid="0010aeb1"/>
    </style:style>
    <style:style style:name="T2" style:family="text">
      <style:text-properties officeooo:rsid="00149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{ <text:s text:c="47"/><text:span text:style-name="T1">Example_1</text:span></text:p>
            <text:p text:style-name="P1"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{</text:p>
            <text:p text:style-name="P1"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{ <text:s text:c="44"/><text:span text:style-name="T1">Example_2</text:span></text:p>
            <text:p text:style-name="P1"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{</text:p>
            <text:p text:style-name="P1"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{ <text:s text:c="44"/><text:span text:style-name="T1">Example 3</text:span></text:p>
            <text:p text:style-name="P1">unsigned int PORT_1, PORT_2;</text:p>
            <text:p text:style-name="P1"/>
            <text:p text:style-name="P1">setup_328_HW;</text:p>
            <text:p text:style-name="P1">sei();</text:p>
            <text:p text:style-name="P1">while(1){</text:p>
            <text:p text:style-name="P1">PORT_1 = 1;</text:p>
            <text:p text:style-name="P1">PORT_2 = 0x8000;</text:p>
            <text:p text:style-name="P1">for(int m = 0; m &lt;=15; m++){</text:p>
            <text:p text:style-name="P1"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{ <text:s text:c="43"/><text:span text:style-name="T1">Example 4</text:span></text:p>
            <text:p text:style-name="P1">unsigned long PORT_1, PORT_2;</text:p>
            <text:p text:style-name="P1"/>
            <text:p text:style-name="P1">setup_328_HW; </text:p>
            <text:p text:style-name="P1">sei();</text:p>
            <text:p text:style-name="P1">while(1){</text:p>
            <text:p text:style-name="P1">PORT_1 = 1;</text:p>
            <text:p text:style-name="P1">PORT_2 = 0x80000000;</text:p>
            <text:p text:style-name="P1">for(int m = 0; m &lt;=31; m++){</text:p>
            <text:p text:style-name="P1"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{ <text:s text:c="44"/><text:span text:style-name="T1">Example 5</text:span></text:p>
            <text:p text:style-name="P1">unsigned int PORT_1, PORT_2;</text:p>
            <text:p text:style-name="P1"/>
            <text:p text:style-name="P1">setup_328_HW;</text:p>
            <text:p text:style-name="P1">sei();</text:p>
            <text:p text:style-name="P1">while(1){</text:p>
            <text:p text:style-name="P1">PORT_1 = 1;</text:p>
            <text:p text:style-name="P1">PORT_2 = 0x8000;</text:p>
            <text:p text:style-name="P1">for(int m = 0; m &lt;=7; m++){</text:p>
            <text:p text:style-name="P1"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{ <text:s text:c="42"/><text:span text:style-name="T1">Example 6</text:span></text:p>
            <text:p text:style-name="P1"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{</text:p>
            <text:p text:style-name="P1"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{ <text:s text:c="41"/><text:span text:style-name="T1">Example 7</text:span></text:p>
            <text:p text:style-name="P3"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{ </text:p>
            <text:p text:style-name="P3">One_wire_Tx_2_integers(PORT_1, ~PORT_1); </text:p>
            <text:p text:style-name="P3"><text:s text:c="2"/>_delay_ms(60); <text:s text:c="3"/></text:p>
            <text:p text:style-name="P3"><text:s text:c="2"/>if (m&lt;=5)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{ <text:s text:c="41"/><text:span text:style-name="T1">Example 8</text:span></text:p>
            <text:p text:style-name="P4">unsigned int random_num;</text:p>
            <text:p text:style-name="P4">long PORT_1 = 1, PORT_2 = 1;</text:p>
            <text:p text:style-name="P4"/>
            <text:p text:style-name="P4">setup_328_HW;</text:p>
            <text:p text:style-name="P4">while (1) {</text:p>
            <text:p text:style-name="P4"><text:s/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Standard"/>
      <text:p text:style-name="P8">Example 1<text:tab/><text:span text:style-name="T2">One bar sweep right to left</text:span></text:p>
      <text:p text:style-name="P7">Example 2<text:tab/>One bar sweep right to left and back to right again</text:p>
      <text:p text:style-name="P7">Example 3<text:tab/>Both half bars running back and forth together</text:p>
      <text:p text:style-name="P7">Example 4<text:tab/>Single half bar runs back and forth</text:p>
      <text:p text:style-name="P7">Example 5<text:tab/>Four half bars execute two ellipses</text:p>
      <text:p text:style-name="P7">Example 6<text:tab/>Two half bars execute see-saw motion</text:p>
      <text:p text:style-name="P7">Example 7<text:tab/>Multi bar display</text:p>
      <text:p text:style-name="P7">Example 8<text:tab/>Leds sweep left to right with random mo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10T16:07:28.803000000</dc:date>
    <meta:editing-duration>PT36M14S</meta:editing-duration>
    <meta:editing-cycles>7</meta:editing-cycles>
    <meta:generator>LibreOffice/6.2.8.2$Windows_X86_64 LibreOffice_project/f82ddfca21ebc1e222a662a32b25c0c9d20169ee</meta:generator>
    <meta:document-statistic meta:table-count="1" meta:image-count="0" meta:object-count="0" meta:page-count="2" meta:paragraph-count="111" meta:word-count="438" meta:character-count="2899" meta:non-whitespace-character-count="2161"/>
  </office:meta>
</office:document-meta>
</file>